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line-height="115%" fo:text-align="start" style:justify-single-word="false"/>
      <style:text-properties fo:font-size="9pt" officeooo:rsid="00014e95" officeooo:paragraph-rsid="00014e95" style:font-size-asian="7.84999990463257pt" style:font-size-complex="9pt"/>
    </style:style>
    <style:style style:name="P2" style:family="paragraph" style:parent-style-name="Standard">
      <style:paragraph-properties fo:line-height="115%" fo:text-align="center" style:justify-single-word="false"/>
      <style:text-properties fo:font-size="14pt" officeooo:rsid="00014e95" officeooo:paragraph-rsid="00014e95" style:font-size-asian="12.25pt" style:font-size-complex="14pt"/>
    </style:style>
    <style:style style:name="P3" style:family="paragraph" style:parent-style-name="Standard">
      <style:paragraph-properties fo:line-height="115%" fo:text-align="justify" style:justify-single-word="false"/>
      <style:text-properties fo:font-size="12pt" officeooo:rsid="00032c21" officeooo:paragraph-rsid="00032c21" style:font-size-asian="10.5pt" style:font-size-complex="12pt"/>
    </style:style>
    <style:style style:name="P4" style:family="paragraph" style:parent-style-name="Standard">
      <style:paragraph-properties fo:line-height="115%" fo:text-align="justify" style:justify-single-word="false"/>
      <style:text-properties fo:font-size="12pt" officeooo:rsid="0003d1e2" officeooo:paragraph-rsid="0003d1e2" style:font-size-asian="10.5pt" style:font-size-complex="12pt"/>
    </style:style>
    <style:style style:name="P5" style:family="paragraph" style:parent-style-name="Standard">
      <style:paragraph-properties fo:line-height="115%" fo:text-align="justify" style:justify-single-word="false"/>
      <style:text-properties fo:font-size="12pt" officeooo:rsid="0006a5b9" officeooo:paragraph-rsid="0006a5b9" style:font-size-asian="10.5pt" style:font-size-complex="12pt"/>
    </style:style>
    <style:style style:name="P6" style:family="paragraph" style:parent-style-name="Standard">
      <style:paragraph-properties fo:line-height="115%" fo:text-align="justify" style:justify-single-word="false"/>
      <style:text-properties fo:font-size="12pt" officeooo:rsid="001194eb" officeooo:paragraph-rsid="001194eb" style:font-size-asian="10.5pt" style:font-size-complex="12pt"/>
    </style:style>
    <style:style style:name="P7" style:family="paragraph" style:parent-style-name="Standard">
      <style:paragraph-properties fo:line-height="115%" fo:text-align="justify" style:justify-single-word="false"/>
      <style:text-properties fo:font-size="12pt" officeooo:rsid="001be404" officeooo:paragraph-rsid="001be404" style:font-size-asian="10.5pt" style:font-size-complex="12pt"/>
    </style:style>
    <style:style style:name="P8" style:family="paragraph" style:parent-style-name="Standard">
      <style:paragraph-properties fo:line-height="115%" fo:text-align="justify" style:justify-single-word="false"/>
      <style:text-properties fo:font-size="12pt" officeooo:rsid="001d9a4f" officeooo:paragraph-rsid="001d9a4f" style:font-size-asian="10.5pt" style:font-size-complex="12pt"/>
    </style:style>
    <style:style style:name="P9" style:family="paragraph" style:parent-style-name="Standard">
      <style:paragraph-properties fo:line-height="115%" fo:text-align="justify" style:justify-single-word="false"/>
      <style:text-properties fo:font-size="12pt" officeooo:rsid="00214e48" officeooo:paragraph-rsid="00214e48" style:font-size-asian="10.5pt" style:font-size-complex="12pt"/>
    </style:style>
    <style:style style:name="P10" style:family="paragraph" style:parent-style-name="Standard">
      <style:paragraph-properties fo:line-height="115%" fo:text-align="justify" style:justify-single-word="false"/>
      <style:text-properties fo:font-size="12pt" officeooo:rsid="00269c87" officeooo:paragraph-rsid="00269c87" style:font-size-asian="10.5pt" style:font-size-complex="12pt"/>
    </style:style>
    <style:style style:name="P11" style:family="paragraph" style:parent-style-name="Standard">
      <style:paragraph-properties fo:line-height="115%" fo:text-align="justify" style:justify-single-word="false"/>
      <style:text-properties fo:font-size="12pt" officeooo:rsid="0027509f" officeooo:paragraph-rsid="0027509f" style:font-size-asian="10.5pt" style:font-size-complex="12pt"/>
    </style:style>
    <style:style style:name="T1" style:family="text">
      <style:text-properties officeooo:rsid="001194eb"/>
    </style:style>
    <style:style style:name="T2" style:family="text">
      <style:text-properties fo:color="#800000"/>
    </style:style>
    <style:style style:name="T3" style:family="text">
      <style:text-properties officeooo:rsid="00130d9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05/12/2018</text:p>
      <text:p text:style-name="P2">Lezione 4</text:p>
      <text:p text:style-name="P3">Le stringhe sono semplicemente array monodimensionali di caratteri, il placeholder da utilizzare è %s.</text:p>
      <text:p text:style-name="P3">La stringa non è una variabile semplice quindi nel C bisogna utilizzare la libreria &lt;string.h&gt;.</text:p>
      <text:p text:style-name="P3">Se si inserisce una stringa superiore al numero dichiarato la stringa inserita verrà troncata, esiste anche la libreria &lt;ctype.h&gt; che è molto utile per quanto riguarda la gestione delle stringhe, come per esempio controllare se una stringa contiene una lettera in una determinata posizione o un numero.</text:p>
      <text:p text:style-name="P4">Le funzioni e le procedure sono dei “pezzi” di codice che possono essere utilizzate più volte.</text:p>
      <text:p text:style-name="P4">Le procedure sono dei sottoprogrammi il cui compito è quello di produrre un effetto (può anche produrre un risultato), mentre una funzione è una sottoprogramma che ha il compito di produrre un risultato (avrà istruzione “return”).</text:p>
      <text:p text:style-name="P4">In C la creazione delle funzioni e delle procedure avviene utilizzando lo stesso costrutto.</text:p>
      <text:p text:style-name="P4">Procedura → void procedura(int a, int b).</text:p>
      <text:p text:style-name="P4">Funziona → int max(int a, int b);</text:p>
      <text:p text:style-name="P4">In C la dichiarazione di una funzione o di una procedura prende il nome di un prototipo, essa è obbligatoria e deve essere inserita subito dopo le direttive del precompilatore e prima del main.</text:p>
      <text:p text:style-name="P5">I parametri sono utilizzati per costruire sottoprogrammi più versatili che possono essere utilizzati in contesti completamente differenti, gli argomenti possono essere:</text:p>
      <text:p text:style-name="P5">- Input → Passare informazioni ad un sottoprogramma;</text:p>
      <text:p text:style-name="P5">- Output → Ricevere informazioni da un sottoprogramma.</text:p>
      <text:p text:style-name="P5"/>
      <text:p text:style-name="P5">/*<text:span text:style-name="T1">Se non vengono passati degli argomenti è preferibile usare void per indicare che è fatto apposta</text:span>*/</text:p>
      <text:p text:style-name="P5">/* <text:span text:style-name="T3">Usare prototipi </text:span>*/</text:p>
      <text:p text:style-name="P5"><text:s/></text:p>
      <text:p text:style-name="P6">Naturalmente bisogna verificare le corrispondenze tra parametri formali e parametri attuali relativamente a:</text:p>
      <text:p text:style-name="P6"><text:span text:style-name="T2">N</text:span> → Numero di argomenti;</text:p>
      <text:p text:style-name="P6"><text:span text:style-name="T2">O</text:span> → Ordine degli argomenti;</text:p>
      <text:p text:style-name="P6"><text:span text:style-name="T2">T </text:span>→ Tipo di ciascun argomenti;</text:p>
      <text:p text:style-name="P6"/>
      <text:p text:style-name="P7">La funzione rand() si trova nella libreria stdlib.h e genera un valore casuale, la funzione rand() non ha un seme, per renderla pseudo-casuale bisogna utilizzare la funzione srand() che genera il seme, all’interno della srand bisogna passare il parametro time(NULL) (presente nella libreria time.h) che fa un riferimento all’orario attuale e quindi genera un numero casuale su cui srand genererà un seme e verrà generato il numero pseudo-casuale.</text:p>
      <text:p text:style-name="P7"/>
      <text:p text:style-name="P7">/* Non esiste la vera casualità in informatica, infatti viene sempre applicato un algoritmo */</text:p>
      <text:p text:style-name="P7"/>
      <text:p text:style-name="P8">Le variabili di tipo primitivo int, float, char ecc sono passati per valore mentre per quanto riguarda le variabili complesse invece sono passate per valore.</text:p>
      <text:p text:style-name="P8"/>
      <text:p text:style-name="P9">Quando una procedura deve restituire un risultato è necessario che si usi il passaggio per referenza (o indirizzo).</text:p>
      <text:p text:style-name="P9"><text:s/></text:p>
      <text:p text:style-name="P9"><text:soft-page-break/>L’operatore * dichiara che il parametro formale indicato è un puntatore ad una variabile del tipo indicato prima del suo nome, la dichiarazione di un puntatore comunica al compilatore che la variabile dichiarata conterrà l’indirizzo della variabile del tipo indicato.</text:p>
      <text:p text:style-name="P9">Il puntatore si utilizza attraverso l’utilizzo della &amp; commerciale che passa l’indirizzo, se si utilizza l’operatore * prima del puntatore indica il valore che è puntato dal puntatore.</text:p>
      <text:p text:style-name="P10">Questi si utilizzano per restituire più output dal sottoprogramma.</text:p>
      <text:p text:style-name="P10"/>
      <text:p text:style-name="P11">La istruzione scanf() inoltre restituirà quanti elementi sono ricevuti in input quindi può essere utilizzata per controllare il numero degli input.</text:p>
      <text:p text:style-name="P11"/>
      <text:p text:style-name="P11">/*</text:p>
      <text:p text:style-name="P11">Controllo = scanf(“%d %d %d”, &amp;primo, &amp;secondo, &amp;terzo);</text:p>
      <text:p text:style-name="P11">if (controllo != 3)</text:p>
      <text:p text:style-name="P11">{</text:p>
      <text:p text:style-name="P11"><text:s text:c="4"/>printf(“Corretto”);</text:p>
      <text:p text:style-name="P11">}</text:p>
      <text:p text:style-name="P11">else</text:p>
      <text:p text:style-name="P11">{</text:p>
      <text:p text:style-name="P11"><text:s text:c="4"/>printf(“Errato”);</text:p>
      <text:p text:style-name="P11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it" fo:country="IT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5T10:39:12.487537134</meta:creation-date>
    <dc:date>2018-12-06T14:36:41.855508376</dc:date>
    <meta:editing-duration>PT1H5M56S</meta:editing-duration>
    <meta:editing-cycles>12</meta:editing-cycles>
    <meta:generator>LibreOffice/5.2.7.2$Linux_X86_64 LibreOffice_project/20m0$Build-2</meta:generator>
    <meta:document-statistic meta:table-count="0" meta:image-count="0" meta:object-count="0" meta:page-count="2" meta:paragraph-count="40" meta:word-count="523" meta:character-count="3391" meta:non-whitespace-character-count="2896"/>
  </office:meta>
</office:document-meta>
</file>